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dddddd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99ff99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66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cc00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Times New Roman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margin-left="0cm" fo:margin-right="0cm" fo:text-align="center" fo:text-indent="0cm"/>
      <style:text-properties fo:font-family="'Times New Roman'" style:font-family-generic="roman" style:font-pitch="variable" fo:font-size="12pt" style:font-size-asian="12pt" style:font-size-complex="12pt"/>
    </style:style>
    <style:style style:name="P4" style:family="paragraph">
      <style:paragraph-properties fo:text-align="center"/>
    </style:style>
    <style:style style:name="T1" style:family="text">
      <style:text-properties fo:font-family="'Times New Roman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family="'Times New Roman'" style:font-family-generic="roman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435cm" svg:height="1.286cm" svg:x="5.462cm" svg:y="9.254cm">
          <text:p text:style-name="P1"><text:span text:style-name="T1">Data set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4.434cm" svg:height="1.26cm" svg:x="2.27cm" svg:y="6.725cm">
          <text:p text:style-name="P1"><text:span text:style-name="T2">Function regress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4.445cm" svg:height="1.27cm" svg:x="10.535cm" svg:y="9.25cm">
          <text:p text:style-name="P1"><text:span text:style-name="T1">Mathematical Model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4.473cm" svg:height="1.268cm" svg:x="4.794cm" svg:y="4.163cm">
          <text:p text:style-name="P1"><text:span text:style-name="T2">Pattern recogni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5" draw:id="id5" draw:layer="layout" svg:width="4.433cm" svg:height="1.278cm" svg:x="11.222cm" svg:y="4.163cm">
          <text:p text:style-name="P1"><text:span text:style-name="T2">Optimal control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7" draw:id="id7" draw:layer="layout" svg:width="4.445cm" svg:height="1.267cm" svg:x="13.713cm" svg:y="6.703cm">
          <text:p text:style-name="P1"><text:span text:style-name="T2">Optimal shape design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4" draw:id="id4" draw:layer="layout" svg:width="4.434cm" svg:height="1.244cm" svg:x="8.016cm" svg:y="6.091cm">
          <text:p text:style-name="P1"><text:span text:style-name="T2">Inverse problems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7.679cm" svg:y1="9.254cm" svg:x2="4.487cm" svg:y2="7.985cm" draw:start-shape="id1" draw:start-glue-point="0" draw:end-shape="id2" draw:end-glue-point="2" svg:d="m7679 9254-3192-1269">
          <text:p/>
        </draw:connector>
        <draw:connector draw:style-name="gr7" draw:text-style-name="P4" draw:layer="layout" draw:type="line" svg:x1="7.03cm" svg:y1="5.431cm" svg:x2="7.679cm" svg:y2="9.254cm" draw:start-shape="id3" draw:start-glue-point="2" draw:end-shape="id1" draw:end-glue-point="0" svg:d="m7030 5431 649 3823">
          <text:p/>
        </draw:connector>
        <draw:connector draw:style-name="gr7" draw:text-style-name="P4" draw:layer="layout" draw:type="line" svg:x1="10.233cm" svg:y1="7.335cm" svg:x2="7.679cm" svg:y2="9.254cm" draw:start-shape="id4" draw:start-glue-point="2" draw:end-shape="id1" draw:end-glue-point="0" svg:d="m10233 7335-2554 1919">
          <text:p/>
        </draw:connector>
        <draw:connector draw:style-name="gr7" draw:text-style-name="P4" draw:layer="layout" draw:type="line" svg:x1="13.438cm" svg:y1="5.441cm" svg:x2="12.757cm" svg:y2="9.25cm" draw:start-shape="id5" draw:start-glue-point="2" draw:end-shape="id6" draw:end-glue-point="0" svg:d="m13438 5441-681 3809">
          <text:p/>
        </draw:connector>
        <draw:connector draw:style-name="gr7" draw:text-style-name="P4" draw:layer="layout" draw:type="line" svg:x1="15.935cm" svg:y1="7.97cm" svg:x2="12.757cm" svg:y2="9.25cm" draw:start-shape="id7" draw:start-glue-point="2" draw:end-shape="id6" draw:end-glue-point="0" svg:d="m15935 7970-3178 1280">
          <text:p/>
        </draw:connector>
        <draw:connector draw:style-name="gr7" draw:text-style-name="P4" draw:layer="layout" draw:type="line" svg:x1="12.757cm" svg:y1="9.25cm" svg:x2="10.233cm" svg:y2="7.335cm" draw:start-shape="id6" draw:start-glue-point="0" draw:end-shape="id4" draw:end-glue-point="2" svg:d="m12757 9250-2524-191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0.0$Win32 OpenOffice.org_project/400m3$Build-9702</meta:generator>
    <meta:initial-creator>Rober</meta:initial-creator>
    <meta:creation-date>2005-02-01T04:06:05</meta:creation-date>
    <dc:date>2014-03-13T16:35:13.25</dc:date>
    <meta:editing-cycles>9</meta:editing-cycles>
    <meta:editing-duration>PT1H21M38S</meta:editing-duration>
    <meta:document-statistic meta:object-count="13"/>
    <meta:user-defined meta:name="Info 1"/>
    <meta:user-defined meta:name="Info 2"/>
    <meta:user-defined meta:name="Info 3"/>
    <meta:user-defined meta:name="Info 4"/>
  </office:meta>
</office:document-meta>
</file>